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margin-left="1.251cm" fo:margin-right="0cm" fo:text-align="start" style:justify-single-word="false" fo:text-indent="0cm" style:auto-text-indent="false"/>
    </style:style>
    <style:style style:name="P5" style:family="paragraph" style:parent-style-name="Standard">
      <style:paragraph-properties fo:margin-left="1.251cm" fo:margin-right="0cm" fo:text-align="center" style:justify-single-word="false" fo:text-indent="0cm" style:auto-text-indent="false"/>
    </style:style>
    <style:style style:name="P6" style:family="paragraph" style:parent-style-name="Standard">
      <style:paragraph-properties fo:margin-left="1.251cm" fo:margin-right="0cm" fo:text-align="start" style:justify-single-word="false" fo:text-indent="0cm" style:auto-text-indent="false"/>
      <style:text-properties fo:font-weight="normal" style:font-weight-asian="normal" style:font-weight-complex="normal"/>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for AutoRnLog</text:p>
      <text:p text:style-name="P1">by Alessandro Capuana</text:p>
      <text:p text:style-name="P1"/>
      <text:p text:style-name="P1"/>
      <text:p text:style-name="P3">Prerequisites:</text:p>
      <text:p text:style-name="P4">To run the AutoRnLog.jar, a <text:span text:style-name="T1">Java Runtime Environment (JRE) needs to be installed. AutoRnLog requires at least version 8 which can be downloaded here:</text:span></text:p>
      <text:p text:style-name="P4"><text:span text:style-name="T1"/></text:p>
      <text:p text:style-name="P5"><text:span text:style-name="T1">https://java.com/de/download/</text:span></text:p>
      <text:p text:style-name="P4"><text:span text:style-name="T1"/></text:p>
      <text:p text:style-name="P4"><text:span text:style-name="T1">An radlog.ini file needs to be provided in the directory of AutoRnLog.jar. Plese be sure to change the Name of the monitor you want to connect to and his IP in this *.ini file. For example:</text:span></text:p>
      <text:p text:style-name="P5"><text:span text:style-name="T1">IP=129.206.22.122</text:span></text:p>
      <text:p text:style-name="P5"><text:span text:style-name="T1">id=1_Heidelberg</text:span></text:p>
      <text:p text:style-name="P8"><text:span text:style-name="T1">Settings:</text:span></text:p>
      <text:p text:style-name="P4"><text:span text:style-name="T1">Follwing Settings should be changed according to the requirements in the *.ini file:</text:span></text:p>
      <text:p text:style-name="P4"><text:span text:style-name="T1"/></text:p>
      <text:p text:style-name="P4"><text:span text:style-name="T2">LowerFlagThres</text:span><text:span text:style-name="T1"> and </text:span><text:span text:style-name="T2">UpperFlagThres</text:span><text:span text:style-name="T1"> change how much the edge of the spectrum can be shiftet against the </text:span><text:span text:style-name="T2">Edgeoffset</text:span><text:span text:style-name="T3"> if you want them to get flagged (therefor not inside the Extract /Activity).</text:span></text:p>
      <text:p text:style-name="P4"><text:span text:style-name="T2">amount </text:span><text:span text:style-name="T3">sets how many spectra should be pulled from the monitor. To get the right name of the spectra to be copied, the monitor time should be equal to the System time where AutoRnLog is operating.</text:span></text:p>
      <text:p text:style-name="P4"><text:span text:style-name="T2">evaluate</text:span><text:span text:style-name="T1"> sets how many spectra from lvl1 should be takes to calculate the Extract and Activity files.</text:span></text:p>
      <text:p text:style-name="P4"><text:span text:style-name="T2">Lvl0 and lvl1</text:span><text:span text:style-name="T1"> is the path of the appropriate directories. Lvl0 should contain raw data, lvl1 the calculated data from AuroRnLog. Be sure to end the path with an “\” and not to use spaces.</text:span></text:p>
      <text:p text:style-name="P4"><text:span text:style-name="T1"/></text:p>
      <text:p text:style-name="P8"><text:span text:style-name="T1">Running AutoRnLog:</text:span></text:p>
      <text:p text:style-name="P6"><text:span text:style-name="T1">The program will try to connect to the monitor and get the specified amount of last spectra from the monitor. They will be safed into the lvl0 and lvl1 directories. The spectra from the lvl1 directory will then be browsed, using a temporary reference spectrum, and the extract.txt and activity.act files will be calculated into the lvl1 directory.</text:span></text:p>
      <text:p text:style-name="P8"><text:span text:style-name="T1"/></text:p>
      <text:p text:style-name="P8"><text:span text:style-name="T1">Change sourcecode:</text:span></text:p>
      <text:p text:style-name="P4"><text:span text:style-name="T1">AutoRnLog was written via Eclipse using the WindowBuilder extension. It can be downloaded here:</text:span></text:p>
      <text:p text:style-name="P5"><text:a xlink:type="simple" xlink:href="https://www.eclipse.org/windowbuilder/" text:style-name="Internet_20_link" text:visited-style-name="Visited_20_Internet_20_Link"><text:span text:style-name="T1">https://www.eclipse.org/windowbuilder/</text:span></text:a></text:p>
      <text:p text:style-name="P4"><text:span text:style-name="T1"/></text:p>
      <text:p text:style-name="P5"><text:span text:style-name="T1"/></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C</meta:initial-creator>
    <meta:creation-date>2019-01-28T15:20:23.97</meta:creation-date>
    <dc:date>2019-01-28T16:06:55.72</dc:date>
    <dc:creator>A C</dc:creator>
    <meta:editing-duration>PT20M52S</meta:editing-duration>
    <meta:editing-cycles>2</meta:editing-cycles>
    <meta:generator>OpenOffice/4.1.3$Win32 OpenOffice.org_project/413m1$Build-9783</meta:generator>
    <meta:document-statistic meta:table-count="0" meta:image-count="0" meta:object-count="0" meta:page-count="1" meta:paragraph-count="19" meta:word-count="279" meta:character-count="1736"/>
  </office:meta>
</office:document-meta>
</file>